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1.0.oxt&#13;&#13;06.10.2019 20:45:1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94916833992419873"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40880363739176772" text:style-name="L2">
        <text:list-item>
          <text:p text:style-name="P43">Version 2.1.2 :</text:p>
        </text:list-item>
      </text:list>
      <text:list xml:id="list7543782444843185487" text:style-name="L3">
        <text:list-item>
          <text:list>
            <text:list-item>
              <text:p text:style-name="P44">Localized help : resolved non-functional hyperlink due to API incompatibility introduced by Apache OpenOffice 4.1 (and LibreOffice 4.0).</text:p>
            </text:list-item>
          </text:list>
        </text:list-item>
      </text:list>
      <text:list xml:id="list40672681" text:continue-list="list740880363739176772" text:style-name="L2">
        <text:list-item>
          <text:p text:style-name="P43">Version 2.1.1 :</text:p>
        </text:list-item>
      </text:list>
      <text:list xml:id="list6906947692131012110"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0664832" text:continue-list="list40672681" text:style-name="L2">
        <text:list-item>
          <text:p text:style-name="P43">Version 2.1.0 :</text:p>
        </text:list-item>
      </text:list>
      <text:list xml:id="list4646206529920786890"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0666631" text:continue-list="list40664832" text:style-name="L2">
        <text:list-item>
          <text:p text:style-name="P43">Version 2.0.0 :</text:p>
        </text:list-item>
      </text:list>
      <text:list xml:id="list8873049474969830696"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0648511" text:continue-list="list40666631" text:style-name="L2">
        <text:list-item>
          <text:p text:style-name="P43">Version 1.5.3 :</text:p>
        </text:list-item>
      </text:list>
      <text:list xml:id="list3573195978574884732"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703518733233093249"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888816359133058169"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78321155335384587"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35967702126810571"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014280603695659380"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72458006667330617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6027332463445967751"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40991763918421030"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46062573890119012"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718217524375787211" text:style-name="L17">
        <text:list-item>
          <text:p text:style-name="P58">Arg1 : <text:span text:style-name="InstructionMacro">String</text:span> : mandatory, type of control used for the button</text:p>
        </text:list-item>
      </text:list>
      <text:list xml:id="list8384207462035969149"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4850684142544793"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7924512389687480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706482958389211620"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880731484749678088"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385013689775870029"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26008223715804599"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85656617378520981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089366068448522958"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85448618061190234"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271743151669602934"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021266550185580045"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45851333674839545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29396307014962257"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90939152887072810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20995958465870580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34753440934792700"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38598077285455432"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90909255259837416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4770357452716524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72317687339916127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66369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9952290616798694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25963107498148900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6430722031055897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3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40</dc:date>
     <text:p>internal</text:p>
     <text:p>Page2</text:p>
     <text:p/>
    </office:annotation>Paragraph styles</text:p>
      <text:p text:style-name="P27"><office:annotation>
     <dc:creator>BM</dc:creator>
     <dc:date>2008-03-13T00:00:00.41</dc:date>
     <text:p>internal</text:p>
     <text:p>Page7</text:p>
     <text:p/>
    </office:annotation>Hyperlinks</text:p>
      <text:p text:style-name="hlp_5f_paragraph"><text:span text:style-name="T14"><office:annotation>
      <dc:creator>BM</dc:creator>
      <dc:date>2008-03-13T00:00:00.41</dc:date>
      <text:p>internal</text:p>
      <text:p>Page3</text:p>
      <text:p/>
     </office:annotation></text:span><text:span text:style-name="T14">Text formatting</text:span></text:p>
      <text:p text:style-name="P27"><office:annotation>
     <dc:creator>BM</dc:creator>
     <dc:date>2008-03-26T00:00:00.4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1</dc:date>
     <text:p>external</text:p>
     <text:p>text/swriter/main0210.xhp</text:p>
     <text:p/>
    </office:annotation><text:span text:style-name="T14">Preview topic</text:span> </text:p>
      <text:p text:style-name="hlp_5f_paragraph">This hyperlink displays <text:s/><office:annotation>
     <dc:creator>BM</dc:creator>
     <dc:date>2008-03-15T00:00:00.4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656760" text:continue-list="list490909255259837416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651970" text:continue-list="list4066369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2</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42</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43</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40653731" text:continue-list="list4065676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11.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